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31EBCD677C5AA6EF03.png" manifest:media-type="image/png"/>
  <manifest:file-entry manifest:full-path="Pictures/10000201000001DD00000033A5FFF87741C55790.png" manifest:media-type="image/png"/>
  <manifest:file-entry manifest:full-path="Pictures/1000020100000080000000800F3254CFE33124B2.png" manifest:media-type="image/png"/>
  <manifest:file-entry manifest:full-path="Pictures/10000201000000C6000000CF75D59351B143FCB0.png" manifest:media-type="image/png"/>
  <manifest:file-entry manifest:full-path="Pictures/10000201000001DE0000007FEDF1C0632BB99D16.png" manifest:media-type="image/png"/>
  <manifest:file-entry manifest:full-path="Pictures/10000201000000EE000001B4753B5D9471F3CD73.png" manifest:media-type="image/png"/>
  <manifest:file-entry manifest:full-path="Pictures/10000201000001DC0000006DBFF85775C8837E25.png" manifest:media-type="image/png"/>
  <manifest:file-entry manifest:full-path="Pictures/1000000000000202000001067D981BB52E507C26.jpg" manifest:media-type="image/jpeg"/>
  <manifest:file-entry manifest:full-path="Pictures/10000201000000BD0000002F8E1A4BE81F64C785.png" manifest:media-type="image/png"/>
  <manifest:file-entry manifest:full-path="Pictures/10000201000000BF000000C8D53EF07DD78D39BF.png" manifest:media-type="image/png"/>
  <manifest:file-entry manifest:full-path="Pictures/10000201000000B9000000A8C11B1FC06876FF62.png" manifest:media-type="image/png"/>
  <manifest:file-entry manifest:full-path="Pictures/10000201000000BE00000051990DE813116FED5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3529f02" officeooo:paragraph-rsid="03b2d248"/>
    </style:style>
    <style:style style:name="P3" style:family="paragraph" style:parent-style-name="Standard">
      <style:text-properties officeooo:paragraph-rsid="03b2d248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Text_20_body">
      <style:text-properties officeooo:rsid="039df3c0" officeooo:paragraph-rsid="039df3c0"/>
    </style:style>
    <style:style style:name="P6" style:family="paragraph" style:parent-style-name="Text_20_body">
      <style:text-properties officeooo:rsid="039fa2b5" officeooo:paragraph-rsid="039fa2b5"/>
    </style:style>
    <style:style style:name="P7" style:family="paragraph" style:parent-style-name="Text_20_body">
      <style:text-properties officeooo:rsid="039fb94a" officeooo:paragraph-rsid="039fb94a"/>
    </style:style>
    <style:style style:name="P8" style:family="paragraph" style:parent-style-name="Text_20_body">
      <style:text-properties officeooo:rsid="039fb94a" officeooo:paragraph-rsid="03a3b98b"/>
    </style:style>
    <style:style style:name="P9" style:family="paragraph" style:parent-style-name="Text_20_body">
      <style:text-properties officeooo:rsid="03a0f6ba" officeooo:paragraph-rsid="03a0f6ba"/>
    </style:style>
    <style:style style:name="P10" style:family="paragraph" style:parent-style-name="Text_20_body">
      <style:text-properties officeooo:rsid="03a51474" officeooo:paragraph-rsid="03a51474"/>
    </style:style>
    <style:style style:name="P11" style:family="paragraph" style:parent-style-name="Text_20_body">
      <style:text-properties officeooo:rsid="03a756d7" officeooo:paragraph-rsid="03a756d7"/>
    </style:style>
    <style:style style:name="P12" style:family="paragraph" style:parent-style-name="Text_20_body">
      <style:text-properties officeooo:rsid="03a756d7" officeooo:paragraph-rsid="03bb0e93"/>
    </style:style>
    <style:style style:name="P13" style:family="paragraph" style:parent-style-name="Text_20_body">
      <style:text-properties officeooo:rsid="03a9064a" officeooo:paragraph-rsid="03a9064a"/>
    </style:style>
    <style:style style:name="P14" style:family="paragraph" style:parent-style-name="Text_20_body">
      <style:text-properties officeooo:rsid="03a91c57" officeooo:paragraph-rsid="03a91c57"/>
    </style:style>
    <style:style style:name="P15" style:family="paragraph" style:parent-style-name="Text_20_body">
      <style:text-properties officeooo:paragraph-rsid="03aa70ca"/>
    </style:style>
    <style:style style:name="P16" style:family="paragraph" style:parent-style-name="Text_20_body">
      <style:text-properties officeooo:rsid="03aa70ca" officeooo:paragraph-rsid="03b1c27d"/>
    </style:style>
    <style:style style:name="P17" style:family="paragraph" style:parent-style-name="Text_20_body">
      <style:text-properties officeooo:rsid="03b2d248" officeooo:paragraph-rsid="03b2d248"/>
    </style:style>
    <style:style style:name="P1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1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b2d248"/>
    </style:style>
    <style:style style:name="P22" style:family="paragraph" style:parent-style-name="Text_20_body">
      <style:paragraph-properties fo:margin-top="0cm" fo:margin-bottom="0cm" style:contextual-spacing="false"/>
      <style:text-properties officeooo:paragraph-rsid="03b2d248"/>
    </style:style>
    <style:style style:name="P23" style:family="paragraph" style:parent-style-name="Heading_20_1">
      <style:text-properties style:font-name="Albany" fo:font-size="18.2000007629395pt" fo:font-weight="bold" officeooo:rsid="001f943d" officeooo:paragraph-rsid="039df3c0" style:font-name-asian="Microsoft YaHei" style:font-size-asian="18.2000007629395pt" style:font-weight-asian="bold" style:font-name-complex="Mangal" style:font-size-complex="18.2000007629395pt" style:font-weight-complex="bold"/>
    </style:style>
    <style:style style:name="P24" style:family="paragraph" style:parent-style-name="Heading_20_2">
      <style:text-properties officeooo:rsid="039fb94a" officeooo:paragraph-rsid="039fb94a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9df3c0" style:font-size-asian="10pt" style:font-size-complex="10pt"/>
    </style:style>
    <style:style style:name="T3" style:family="text">
      <style:text-properties fo:font-size="10pt" officeooo:rsid="03b514b3" style:font-size-asian="10pt" style:font-size-complex="10pt"/>
    </style:style>
    <style:style style:name="T4" style:family="text">
      <style:text-properties fo:font-size="10pt" officeooo:rsid="03b59f5f" style:font-size-asian="10pt" style:font-size-complex="10pt"/>
    </style:style>
    <style:style style:name="T5" style:family="text">
      <style:text-properties fo:font-size="10pt" officeooo:rsid="03b95297" style:font-size-asian="10pt" style:font-size-complex="10pt"/>
    </style:style>
    <style:style style:name="T6" style:family="text">
      <style:text-properties fo:font-size="10pt" officeooo:rsid="03bd09ff" style:font-size-asian="10pt" style:font-size-complex="10pt"/>
    </style:style>
    <style:style style:name="T7" style:family="text">
      <style:text-properties officeooo:rsid="039df3c0"/>
    </style:style>
    <style:style style:name="T8" style:family="text">
      <style:text-properties officeooo:rsid="03a9064a"/>
    </style:style>
    <style:style style:name="T9" style:family="text">
      <style:text-properties officeooo:rsid="03b1c27d"/>
    </style:style>
    <style:style style:name="T10" style:family="text">
      <style:text-properties officeooo:rsid="03aa70ca"/>
    </style:style>
    <style:style style:name="T11" style:family="text">
      <style:text-properties officeooo:rsid="03b2ebb5"/>
    </style:style>
    <style:style style:name="T12" style:family="text">
      <style:text-properties officeooo:rsid="03b514b3"/>
    </style:style>
    <style:style style:name="T13" style:family="text">
      <style:text-properties officeooo:rsid="03b59f5f"/>
    </style:style>
    <style:style style:name="T14" style:family="text">
      <style:text-properties officeooo:rsid="03b95297"/>
    </style:style>
    <style:style style:name="T15" style:family="text">
      <style:text-properties officeooo:rsid="03bd09ff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2"><draw:frame draw:style-name="fr3" draw:name="Bild20" text:anchor-type="char" svg:width="0.831cm" svg:height="0.831cm" draw:z-index="1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21"><text:s/>1<text:span text:style-name="T12">2</text:span>.1.<text:span text:style-name="T13">2</text:span><text:span text:style-name="T15">5</text:span> Editors - Geometry Nodes Editor - Header - Node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18"><text:a xlink:type="simple" xlink:href="#__RefHeading___Toc1324_2343488134" text:style-name="Index_20_Link" text:visited-style-name="Index_20_Link">Node menu<text:tab/>2</text:a></text:p>
          <text:p text:style-name="P19"><text:a xlink:type="simple" xlink:href="#__RefHeading___Toc7198_1018700038" text:style-name="Index_20_Link" text:visited-style-name="Index_20_Link">Move<text:tab/>2</text:a></text:p>
          <text:p text:style-name="P19"><text:a xlink:type="simple" xlink:href="#__RefHeading___Toc7200_1018700038" text:style-name="Index_20_Link" text:visited-style-name="Index_20_Link">Rotate<text:tab/>2</text:a></text:p>
          <text:p text:style-name="P19"><text:a xlink:type="simple" xlink:href="#__RefHeading___Toc7202_1018700038" text:style-name="Index_20_Link" text:visited-style-name="Index_20_Link">Resize<text:tab/>2</text:a></text:p>
          <text:p text:style-name="P19"><text:a xlink:type="simple" xlink:href="#__RefHeading___Toc7204_1018700038" text:style-name="Index_20_Link" text:visited-style-name="Index_20_Link">Copy<text:tab/>2</text:a></text:p>
          <text:p text:style-name="P19"><text:a xlink:type="simple" xlink:href="#__RefHeading___Toc7206_1018700038" text:style-name="Index_20_Link" text:visited-style-name="Index_20_Link">Paste<text:tab/>2</text:a></text:p>
          <text:p text:style-name="P19"><text:a xlink:type="simple" xlink:href="#__RefHeading___Toc7208_1018700038" text:style-name="Index_20_Link" text:visited-style-name="Index_20_Link">Duplicate Keep Input<text:tab/>2</text:a></text:p>
          <text:p text:style-name="P19"><text:a xlink:type="simple" xlink:href="#__RefHeading___Toc7210_1018700038" text:style-name="Index_20_Link" text:visited-style-name="Index_20_Link">Duplicate<text:tab/>2</text:a></text:p>
          <text:p text:style-name="P19"><text:a xlink:type="simple" xlink:href="#__RefHeading___Toc7212_1018700038" text:style-name="Index_20_Link" text:visited-style-name="Index_20_Link">Delete<text:tab/>2</text:a></text:p>
          <text:p text:style-name="P19"><text:a xlink:type="simple" xlink:href="#__RefHeading___Toc7214_1018700038" text:style-name="Index_20_Link" text:visited-style-name="Index_20_Link">Delete with Reconnect<text:tab/>2</text:a></text:p>
          <text:p text:style-name="P19"><text:a xlink:type="simple" xlink:href="#__RefHeading___Toc7216_1018700038" text:style-name="Index_20_Link" text:visited-style-name="Index_20_Link">Join new Frame<text:tab/>3</text:a></text:p>
          <text:p text:style-name="P19"><text:a xlink:type="simple" xlink:href="#__RefHeading___Toc7218_1018700038" text:style-name="Index_20_Link" text:visited-style-name="Index_20_Link">Remove from Frame<text:tab/>3</text:a></text:p>
          <text:p text:style-name="P19"><text:a xlink:type="simple" xlink:href="#__RefHeading___Toc266_140681682" text:style-name="Index_20_Link" text:visited-style-name="Index_20_Link">Frame Make Parent<text:tab/>3</text:a></text:p>
          <text:p text:style-name="P19"><text:a xlink:type="simple" xlink:href="#__RefHeading___Toc7220_1018700038" text:style-name="Index_20_Link" text:visited-style-name="Index_20_Link">Links<text:tab/>3</text:a></text:p>
          <text:p text:style-name="P20"><text:a xlink:type="simple" xlink:href="#__RefHeading___Toc7222_1018700038" text:style-name="Index_20_Link" text:visited-style-name="Index_20_Link">Make Links<text:tab/>3</text:a></text:p>
          <text:p text:style-name="P20"><text:a xlink:type="simple" xlink:href="#__RefHeading___Toc7224_1018700038" text:style-name="Index_20_Link" text:visited-style-name="Index_20_Link">Make and Replace Links<text:tab/>3</text:a></text:p>
          <text:p text:style-name="P20"><text:a xlink:type="simple" xlink:href="#__RefHeading___Toc7226_1018700038" text:style-name="Index_20_Link" text:visited-style-name="Index_20_Link">Detach Links<text:tab/>3</text:a></text:p>
          <text:p text:style-name="P20"><text:a xlink:type="simple" xlink:href="#__RefHeading___Toc7228_1018700038" text:style-name="Index_20_Link" text:visited-style-name="Index_20_Link">Detach Links Move<text:tab/>3</text:a></text:p>
          <text:p text:style-name="P20"><text:a xlink:type="simple" xlink:href="#__RefHeading___Toc416_3727265617" text:style-name="Index_20_Link" text:visited-style-name="Index_20_Link">Mute Links<text:tab/>3</text:a></text:p>
          <text:p text:style-name="P19"><text:a xlink:type="simple" xlink:href="#__RefHeading___Toc268_140681682" text:style-name="Index_20_Link" text:visited-style-name="Index_20_Link">Separate<text:tab/>3</text:a></text:p>
          <text:p text:style-name="P20"><text:a xlink:type="simple" xlink:href="#__RefHeading___Toc270_140681682" text:style-name="Index_20_Link" text:visited-style-name="Index_20_Link">Copy<text:tab/>3</text:a></text:p>
          <text:p text:style-name="P20"><text:a xlink:type="simple" xlink:href="#__RefHeading___Toc272_140681682" text:style-name="Index_20_Link" text:visited-style-name="Index_20_Link">Move<text:tab/>3</text:a></text:p>
          <text:p text:style-name="P19"><text:a xlink:type="simple" xlink:href="#__RefHeading___Toc284_140681682" text:style-name="Index_20_Link" text:visited-style-name="Index_20_Link">Hide / Toggle<text:tab/>4</text:a></text:p>
          <text:p text:style-name="P20"><text:a xlink:type="simple" xlink:href="#__RefHeading___Toc286_140681682" text:style-name="Index_20_Link" text:visited-style-name="Index_20_Link">Hide<text:tab/>4</text:a></text:p>
          <text:p text:style-name="P20"><text:a xlink:type="simple" xlink:href="#__RefHeading___Toc288_140681682" text:style-name="Index_20_Link" text:visited-style-name="Index_20_Link">Toggle Node Mute<text:tab/>4</text:a></text:p>
          <text:p text:style-name="P20"><text:a xlink:type="simple" xlink:href="#__RefHeading___Toc290_140681682" text:style-name="Index_20_Link" text:visited-style-name="Index_20_Link">Toggle Node Preview<text:tab/>4</text:a></text:p>
          <text:p text:style-name="P20"><text:a xlink:type="simple" xlink:href="#__RefHeading___Toc292_140681682" text:style-name="Index_20_Link" text:visited-style-name="Index_20_Link">Toggle hidden node sockets<text:tab/>4</text:a></text:p>
          <text:p text:style-name="P20"><text:a xlink:type="simple" xlink:href="#__RefHeading___Toc294_140681682" text:style-name="Index_20_Link" text:visited-style-name="Index_20_Link">Toggle Node Options<text:tab/>4</text:a></text:p>
          <text:p text:style-name="P20"><text:a xlink:type="simple" xlink:href="#__RefHeading___Toc296_140681682" text:style-name="Index_20_Link" text:visited-style-name="Index_20_Link">Collapse and Hide Unused Sockets<text:tab/>4</text:a></text:p>
          <text:p text:style-name="P19"><text:a xlink:type="simple" xlink:href="#__RefHeading___Toc307_140681682" text:style-name="Index_20_Link" text:visited-style-name="Index_20_Link">Render View Layers<text:tab/>4</text:a></text:p>
          <text:p text:style-name="P19"><text:a xlink:type="simple" xlink:href="#__RefHeading___Toc309_140681682" text:style-name="Index_20_Link" text:visited-style-name="Index_20_Link">Render changed Layer<text:tab/>5</text:a></text:p>
        </text:index-body>
      </text:table-of-content>
      <text:p text:style-name="P3"/>
      <table:table table:name="Tabelle3" table:style-name="Tabelle3">
        <table:table-column table:style-name="Tabelle3.A"/>
        <table:table-row table:style-name="TableLine1781685592480">
          <table:table-cell table:style-name="Tabelle3.A1" office:value-type="string">
            <text:h text:style-name="P23" text:outline-level="1"><text:bookmark-start text:name="__RefHeading___Toc1324_2343488134"/>N<text:span text:style-name="T7">ode menu</text:span><text:bookmark-end text:name="__RefHeading___Toc1324_2343488134"/></text:h>
          </table:table-cell>
        </table:table-row>
      </table:table>
      <text:p text:style-name="Standard"><draw:frame draw:style-name="fr1" draw:name="Bild23" text:anchor-type="paragraph" svg:y="0.432cm" svg:width="4.2cm" svg:height="7.691cm" draw:z-index="0"><draw:image xlink:href="Pictures/10000201000000EE000001B4753B5D9471F3CD73.png" xlink:type="simple" xlink:show="embed" xlink:actuate="onLoad" draw:mime-type="image/png"/></draw:frame></text:p>
      <text:p text:style-name="P5">This menu contains further node functionality.</text:p>
      <text:h text:style-name="Heading_20_2" text:outline-level="2"><text:bookmark-start text:name="__RefHeading___Toc7198_1018700038"/>Move<text:bookmark-end text:name="__RefHeading___Toc7198_1018700038"/></text:h>
      <text:p text:style-name="P6">Moves the selected nodes.</text:p>
      <text:h text:style-name="Heading_20_2" text:outline-level="2"><text:bookmark-start text:name="__RefHeading___Toc7200_1018700038"/>Rotate<text:bookmark-end text:name="__RefHeading___Toc7200_1018700038"/></text:h>
      <text:p text:style-name="P6">You can't rotate single nodes, obviously. But when you have more than one selected then you can rotate them around their center point.</text:p>
      <text:h text:style-name="Heading_20_2" text:outline-level="2"><text:bookmark-start text:name="__RefHeading___Toc7202_1018700038"/>Resize<text:bookmark-end text:name="__RefHeading___Toc7202_1018700038"/></text:h>
      <text:p text:style-name="P6">You can't resize single nodes, obviously. But when you have more than one selected then you can scale them around their center point.</text:p>
      <text:p text:style-name="Horizontal_20_Line"/>
      <text:h text:style-name="Heading_20_2" text:outline-level="2"><text:bookmark-start text:name="__RefHeading___Toc7204_1018700038"/>Copy<text:bookmark-end text:name="__RefHeading___Toc7204_1018700038"/></text:h>
      <text:p text:style-name="P6">Copies the selected node(s).</text:p>
      <text:h text:style-name="Heading_20_2" text:outline-level="2"><text:bookmark-start text:name="__RefHeading___Toc7206_1018700038"/>Paste<text:bookmark-end text:name="__RefHeading___Toc7206_1018700038"/></text:h>
      <text:p text:style-name="P6">Pastes the selected node(s).</text:p>
      <text:p text:style-name="Horizontal_20_Line"/>
      <text:h text:style-name="Heading_20_2" text:outline-level="2"><text:bookmark-start text:name="__RefHeading___Toc7208_1018700038"/>Duplicate Keep Input<text:bookmark-end text:name="__RefHeading___Toc7208_1018700038"/></text:h>
      <text:p text:style-name="P7">This works at nodes that have a connected input. Duplicating will keep the input connections established in the duplicated node. The output connections will be removed.</text:p>
      <text:h text:style-name="Heading_20_2" text:outline-level="2"><text:bookmark-start text:name="__RefHeading___Toc7210_1018700038"/>Duplicate<text:bookmark-end text:name="__RefHeading___Toc7210_1018700038"/></text:h>
      <text:p text:style-name="P7">Duplicates the selected node(s). All connections will be removed in the duplicated node.</text:p>
      <text:h text:style-name="Heading_20_2" text:outline-level="2"><text:bookmark-start text:name="__RefHeading___Toc7212_1018700038"/>Delete<text:bookmark-end text:name="__RefHeading___Toc7212_1018700038"/></text:h>
      <text:p text:style-name="P7">Deletes the selected node(s).</text:p>
      <text:h text:style-name="Heading_20_2" text:outline-level="2"><text:bookmark-start text:name="__RefHeading___Toc7214_1018700038"/>Delete with Reconnect<text:bookmark-end text:name="__RefHeading___Toc7214_1018700038"/></text:h>
      <text:p text:style-name="P7">Deletes the selected node(s). When this node is in the middle of a connection, then the connections will be reconnected.</text:p>
      <text:p text:style-name="Horizontal_20_Line"/>
      <text:h text:style-name="P24" text:outline-level="2"><text:bookmark-start text:name="__RefHeading___Toc7216_1018700038"/><text:soft-page-break/>Join new Frame<text:bookmark-end text:name="__RefHeading___Toc7216_1018700038"/></text:h>
      <text:p text:style-name="P7">Frame node functionality. Adds the selected node to a frame.</text:p>
      <text:h text:style-name="Heading_20_2" text:outline-level="2"><text:bookmark-start text:name="__RefHeading___Toc7218_1018700038"/>Remove from Frame<text:bookmark-end text:name="__RefHeading___Toc7218_1018700038"/></text:h>
      <text:p text:style-name="P7">Frame node functionality. Removes the selected node from a frame.</text:p>
      <text:h text:style-name="Heading_20_2" text:outline-level="2"><text:bookmark-start text:name="__RefHeading___Toc266_140681682"/>Frame Make Parent<text:bookmark-end text:name="__RefHeading___Toc266_140681682"/></text:h>
      <text:p text:style-name="P8">Frame node functionality. Adds the selected node to a frame.</text:p>
      <text:p text:style-name="Horizontal_20_Line"/>
      <text:h text:style-name="Heading_20_2" text:outline-level="2"><draw:frame draw:style-name="fr1" draw:name="Bild1" text:anchor-type="paragraph" svg:y="0.432cm" svg:width="8.04cm" svg:height="1.829cm" draw:z-index="1"><draw:image xlink:href="Pictures/10000201000001DC0000006DBFF85775C8837E25.png" xlink:type="simple" xlink:show="embed" xlink:actuate="onLoad" draw:mime-type="image/png"/></draw:frame><text:bookmark-start text:name="__RefHeading___Toc7220_1018700038"/>Links<text:bookmark-end text:name="__RefHeading___Toc7220_1018700038"/></text:h>
      <text:h text:style-name="Heading_20_3" text:outline-level="3"><text:bookmark-start text:name="__RefHeading___Toc7222_1018700038"/>Make Links<text:bookmark-end text:name="__RefHeading___Toc7222_1018700038"/></text:h>
      <text:p text:style-name="P9">Tries to connect nodes where it makes sense. </text:p>
      <text:h text:style-name="Heading_20_3" text:outline-level="3"><text:bookmark-start text:name="__RefHeading___Toc7224_1018700038"/>Make and Replace Links<text:bookmark-end text:name="__RefHeading___Toc7224_1018700038"/></text:h>
      <text:p text:style-name="P9">Same as Make Links. But it will replace existing links.</text:p>
      <text:h text:style-name="Heading_20_3" text:outline-level="3"><text:bookmark-start text:name="__RefHeading___Toc7226_1018700038"/>Detach Links<text:bookmark-end text:name="__RefHeading___Toc7226_1018700038"/></text:h>
      <text:p text:style-name="P9">Removes all connections from the selected node, but tries to reconnect the remaining nodes.</text:p>
      <text:h text:style-name="Heading_20_3" text:outline-level="3"><text:bookmark-start text:name="__RefHeading___Toc7228_1018700038"/>Detach Links Move<text:bookmark-end text:name="__RefHeading___Toc7228_1018700038"/></text:h>
      <text:p text:style-name="P9">Removes all connections from the selected node by dragging.</text:p>
      <text:h text:style-name="Heading_20_3" text:outline-level="3"><draw:frame draw:style-name="fr1" draw:name="Bild10" text:anchor-type="paragraph" svg:y="0.3cm" svg:width="4.35cm" svg:height="2.221cm" draw:z-index="10"><draw:image xlink:href="Pictures/1000000000000202000001067D981BB52E507C26.jpg" xlink:type="simple" xlink:show="embed" xlink:actuate="onLoad" draw:mime-type="image/jpeg"/></draw:frame><text:bookmark-start text:name="__RefHeading___Toc416_3727265617"/>Mute Links<text:bookmark-end text:name="__RefHeading___Toc416_3727265617"/></text:h>
      <text:p text:style-name="P17">Allows you to mute links instead of disconnecting it by painting over the link connection. To unmute, use the tool again.<text:span text:style-name="T11"> Hotkey only tool. Please use the hotkey.</text:span></text:p>
      <text:p text:style-name="Horizontal_20_Line"/>
      <text:h text:style-name="Heading_20_2" text:outline-level="2"><draw:frame draw:style-name="fr1" draw:name="Bild2" text:anchor-type="paragraph" svg:y="0.3cm" svg:width="8.08cm" svg:height="0.861cm" draw:z-index="2"><draw:image xlink:href="Pictures/10000201000001DD00000033A5FFF87741C55790.png" xlink:type="simple" xlink:show="embed" xlink:actuate="onLoad" draw:mime-type="image/png"/></draw:frame><text:bookmark-start text:name="__RefHeading___Toc268_140681682"/>Separate<text:bookmark-end text:name="__RefHeading___Toc268_140681682"/></text:h>
      <text:p text:style-name="P10">Node group functionality. You need to be in edit group mode.</text:p>
      <text:h text:style-name="Heading_20_3" text:outline-level="3"><text:bookmark-start text:name="__RefHeading___Toc270_140681682"/>Copy<text:bookmark-end text:name="__RefHeading___Toc270_140681682"/></text:h>
      <text:p text:style-name="P10">Copies the selected node, and pastes a copy of it outside of the node group. The node group remains unchanged.</text:p>
      <text:h text:style-name="Heading_20_3" text:outline-level="3"><text:bookmark-start text:name="__RefHeading___Toc272_140681682"/>Move<text:bookmark-end text:name="__RefHeading___Toc272_140681682"/></text:h>
      <text:p text:style-name="P10">Moves the selected to outside of the node group, and removes it from the node group.</text:p>
      <text:p text:style-name="Horizontal_20_Line"/>
      <text:h text:style-name="Heading_20_2" text:outline-level="2"><draw:frame draw:style-name="fr1" draw:name="Bild3" text:anchor-type="paragraph" svg:y="0.78cm" svg:width="8.08cm" svg:height="2.15cm" draw:z-index="3"><draw:image xlink:href="Pictures/10000201000001DE0000007FEDF1C0632BB99D16.png" xlink:type="simple" xlink:show="embed" xlink:actuate="onLoad" draw:mime-type="image/png"/></draw:frame><text:bookmark-start text:name="__RefHeading___Toc284_140681682"/><text:soft-page-break/>Hide / Toggle<text:bookmark-end text:name="__RefHeading___Toc284_140681682"/></text:h>
      <text:p text:style-name="P12">Here you find hide options to make the display of nodes</text:p>
      <text:p text:style-name="P12"><text:s/>more compact.</text:p>
      <text:p text:style-name="P11"/>
      <text:p text:style-name="P11"><draw:frame draw:style-name="fr1" draw:name="Bild4" text:anchor-type="paragraph" svg:y="-0.037cm" svg:width="3.35cm" svg:height="3.5cm" draw:z-index="4"><draw:image xlink:href="Pictures/10000201000000C6000000CF75D59351B143FCB0.png" xlink:type="simple" xlink:show="embed" xlink:actuate="onLoad" draw:mime-type="image/png"/></draw:frame>Demonstration happens at <text:span text:style-name="T8">an image node.</text:span></text:p>
      <text:p text:style-name="P11"/>
      <text:p text:style-name="P11"/>
      <text:p text:style-name="P11"/>
      <text:h text:style-name="Heading_20_3" text:outline-level="3"><draw:frame draw:style-name="fr1" draw:name="Bild5" text:anchor-type="paragraph" svg:y="0.649cm" svg:width="3.39cm" svg:height="0.831cm" draw:z-index="5"><draw:image xlink:href="Pictures/10000201000000C800000031EBCD677C5AA6EF03.png" xlink:type="simple" xlink:show="embed" xlink:actuate="onLoad" draw:mime-type="image/png"/></draw:frame><text:bookmark-start text:name="__RefHeading___Toc286_140681682"/>Hide<text:bookmark-end text:name="__RefHeading___Toc286_140681682"/></text:h>
      <text:p text:style-name="P11">Hides everything but input and output dots. To view the full node again perform the operator again. It's a toggle.<text:span text:style-name="T8"> Or click at the triangle left besides the node name.</text:span></text:p>
      <text:h text:style-name="Heading_20_3" text:outline-level="3"><draw:frame draw:style-name="fr1" draw:name="Bild6" text:anchor-type="paragraph" svg:y="-0.037cm" svg:width="3.23cm" svg:height="3.39cm" draw:z-index="6"><draw:image xlink:href="Pictures/10000201000000BF000000C8D53EF07DD78D39BF.png" xlink:type="simple" xlink:show="embed" xlink:actuate="onLoad" draw:mime-type="image/png"/></draw:frame><text:bookmark-start text:name="__RefHeading___Toc288_140681682"/>Toggle Node Mute<text:bookmark-end text:name="__RefHeading___Toc288_140681682"/></text:h>
      <text:p text:style-name="P11">Deactivates the node.</text:p>
      <text:h text:style-name="Heading_20_3" text:outline-level="3"><text:bookmark-start text:name="__RefHeading___Toc290_140681682"/>Toggle Node Preview<text:bookmark-end text:name="__RefHeading___Toc290_140681682"/></text:h>
      <text:p text:style-name="P13">This is a compositor feature for the preview image. It does not belong here, but shares the same menu. It shows or hides the preview image.</text:p>
      <text:h text:style-name="Heading_20_3" text:outline-level="3"><text:bookmark-start text:name="__RefHeading___Toc292_140681682"/>Toggle hidden node sockets<text:bookmark-end text:name="__RefHeading___Toc292_140681682"/></text:h>
      <text:p text:style-name="P13"><draw:frame draw:style-name="fr1" draw:name="Bild7" text:anchor-type="paragraph" svg:y="-0.037cm" svg:width="3.129cm" svg:height="2.84cm" draw:z-index="7"><draw:image xlink:href="Pictures/10000201000000B9000000A8C11B1FC06876FF62.png" xlink:type="simple" xlink:show="embed" xlink:actuate="onLoad" draw:mime-type="image/png"/></draw:frame>Toggles away the unused node sockets. In this case the vector input node socket and the alpha output node socket will be hidden.</text:p>
      <text:p text:style-name="P13"/>
      <text:p text:style-name="P13"/>
      <text:h text:style-name="Heading_20_3" text:outline-level="3"><draw:frame draw:style-name="fr2" draw:name="Bild8" text:anchor-type="paragraph" svg:x="15.487cm" svg:y="0.019cm" svg:width="3.221cm" svg:height="1.371cm" draw:z-index="8"><draw:image xlink:href="Pictures/10000201000000BE00000051990DE813116FED56.png" xlink:type="simple" xlink:show="embed" xlink:actuate="onLoad" draw:mime-type="image/png"/></draw:frame><text:bookmark-start text:name="__RefHeading___Toc294_140681682"/>Toggle Node Options<text:bookmark-end text:name="__RefHeading___Toc294_140681682"/></text:h>
      <text:p text:style-name="P14">Hides away the properties.</text:p>
      <text:h text:style-name="Heading_20_3" text:outline-level="3"><draw:frame draw:style-name="fr1" draw:name="Bild9" text:anchor-type="paragraph" svg:y="0.614cm" svg:width="3.2cm" svg:height="0.79cm" draw:z-index="9"><draw:image xlink:href="Pictures/10000201000000BD0000002F8E1A4BE81F64C785.png" xlink:type="simple" xlink:show="embed" xlink:actuate="onLoad" draw:mime-type="image/png"/></draw:frame><text:bookmark-start text:name="__RefHeading___Toc296_140681682"/>Collapse and Hide Unused Sockets<text:bookmark-end text:name="__RefHeading___Toc296_140681682"/></text:h>
      <text:p text:style-name="P14">Like Hide. Hides everything but the node sockets. But it also hides the unused node sockets.</text:p>
      <text:p text:style-name="Horizontal_20_Line"/>
      <text:h text:style-name="Heading_20_2" text:outline-level="2"><text:bookmark-start text:name="__RefHeading___Toc307_140681682"/>Render View Layers<text:bookmark-end text:name="__RefHeading___Toc307_140681682"/></text:h>
      <text:p text:style-name="P15"><text:span text:style-name="T10">This is a compositing feature that does not belong to the </text:span><text:span text:style-name="T9">Geometry Nodes</text:span><text:span text:style-name="T10"> editor. It shares the menu with the Compositor Editor though. And so you see this menu items. It is deactivated. You can't use it in the Shader Editor.</text:span></text:p>
      <text:h text:style-name="Heading_20_2" text:outline-level="2"><text:bookmark-start text:name="__RefHeading___Toc309_140681682"/><text:soft-page-break/>Render changed Layer<text:bookmark-end text:name="__RefHeading___Toc309_140681682"/></text:h>
      <text:p text:style-name="P16">This is a compositing feature that does not belong to the <text:span text:style-name="T9">Geometry Nodes</text:span> editor. It shares the menu with the Compositor Editor though. And so you see this menu items. It is deactivated. You can't use it in the <text:span text:style-name="T9">Geometry Nodes</text:span> Edito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9df3c0" style:font-size-asian="10pt" style:font-size-complex="10pt"/>
    </style:style>
    <style:style style:name="MT3" style:family="text">
      <style:text-properties fo:font-size="10pt" officeooo:rsid="03b514b3" style:font-size-asian="10pt" style:font-size-complex="10pt"/>
    </style:style>
    <style:style style:name="MT4" style:family="text">
      <style:text-properties fo:font-size="10pt" officeooo:rsid="03b59f5f" style:font-size-asian="10pt" style:font-size-complex="10pt"/>
    </style:style>
    <style:style style:name="MT5" style:family="text">
      <style:text-properties fo:font-size="10pt" officeooo:rsid="03bd09ff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1</text:span><text:span text:style-name="MT3">2</text:span><text:span text:style-name="MT2">.1.</text:span><text:span text:style-name="MT4">2</text:span><text:span text:style-name="MT5">5</text:span><text:span text:style-name="MT2"> Editors - Geometry Nodes Editor - Header - Node menu</text:span></text:p>
      </style:header>
      <style:footer>
        <text:p text:style-name="MP2"><text:s/><text:page-number text:select-page="current">5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9T10:15:31.464000000</meta:creation-date>
    <dc:title>standard1cm</dc:title>
    <meta:editing-duration>P7DT23H27M29S</meta:editing-duration>
    <meta:editing-cycles>838</meta:editing-cycles>
    <meta:generator>LibreOffice/7.0.4.2$Windows_X86_64 LibreOffice_project/dcf040e67528d9187c66b2379df5ea4407429775</meta:generator>
    <dc:date>2021-10-18T10:08:16.621000000</dc:date>
    <meta:document-statistic meta:table-count="2" meta:image-count="12" meta:object-count="0" meta:page-count="5" meta:paragraph-count="98" meta:word-count="677" meta:character-count="3815" meta:non-whitespace-character-count="3232"/>
    <meta:template xlink:type="simple" xlink:actuate="onRequest" xlink:title="standard1cm" xlink:href="../../../AppData/Roaming/LibreOffice/4/user/template/standard1cm.ott" meta:date="2016-03-29T10:15:31.334000000"/>
  </office:meta>
</office:document-meta>
</file>